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padding-top="0.254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svg:stroke-color="#808080" draw:marker-start="Arrow" draw:marker-start-width="0.152cm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45" draw:layer="layout" svg:width="0.336cm" svg:height="0.315cm" svg:x="10.806cm" svg:y="11.377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44" draw:layer="layout" svg:width="0.508cm" svg:height="0.249cm" svg:x="2.683cm" svg:y="4.362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51" draw:layer="layout" svg:width="0.508cm" svg:height="0.249cm" svg:x="2.483cm" svg:y="4.363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id="id49" draw:layer="layout" svg:width="0.385cm" svg:height="0.267cm" svg:x="10.805cm" svg:y="9.076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39" draw:layer="layout" svg:width="0.337cm" svg:height="0.318cm" svg:x="3.938cm" svg:y="12.242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42" draw:layer="layout" svg:width="0.38cm" svg:height="0.348cm" svg:x="3.938cm" svg:y="9.842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1" draw:id="id27" draw:layer="layout" svg:width="0.455cm" svg:height="0.397cm" svg:x="2.271cm" svg:y="5.672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5" draw:layer="layout" svg:width="0.455cm" svg:height="0.397cm" svg:x="2.272cm" svg:y="5.873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41" draw:layer="layout" svg:width="0.455cm" svg:height="0.397cm" svg:x="2.273cm" svg:y="6.074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43" draw:layer="layout" svg:width="0.455cm" svg:height="0.242cm" svg:x="2.274cm" svg:y="6.575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40" draw:layer="layout" svg:width="0.397cm" svg:height="0.373cm" svg:x="2.217cm" svg:y="9.803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2" draw:layer="layout" svg:width="0.397cm" svg:height="0.373cm" svg:x="2.216cm" svg:y="7.601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7" draw:layer="layout" svg:width="0.397cm" svg:height="0.373cm" svg:x="2.217cm" svg:y="7.902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id="id38" draw:layer="layout" svg:width="0.397cm" svg:height="0.373cm" svg:x="2.218cm" svg:y="8.303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1" draw:id="id36" draw:layer="layout" svg:width="0.38cm" svg:height="0.334cm" svg:x="3.938cm" svg:y="7.542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30" draw:layer="layout" svg:width="0.307cm" svg:height="0.313cm" svg:x="4.631cm" svg:y="5.375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28" draw:layer="layout" svg:width="0.35cm" svg:height="0.331cm" svg:x="4.631cm" svg:y="5.567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31" draw:layer="layout" svg:width="0.35cm" svg:height="0.331cm" svg:x="4.631cm" svg:y="6.066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33" draw:layer="layout" svg:width="0.35cm" svg:height="0.331cm" svg:x="4.631cm" svg:y="6.36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1" draw:id="id34" draw:layer="layout" svg:width="0.397cm" svg:height="0.373cm" svg:x="2.216cm" svg:y="9.402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26" draw:layer="layout" svg:width="0.549cm" svg:height="0.174cm" svg:x="3.033cm" svg:y="3.595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id="id18" draw:layer="layout" svg:width="0.313cm" svg:height="0.288cm" svg:x="8.382cm" svg:y="6.409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12" draw:layer="layout" svg:width="0.316cm" svg:height="0.237cm" svg:x="8.294cm" svg:y="5.382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14" draw:layer="layout" svg:width="0.316cm" svg:height="0.237cm" svg:x="8.094cm" svg:y="5.38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1" draw:id="id13" draw:layer="layout" svg:width="0.573cm" svg:height="0.106cm" svg:x="9.505cm" svg:y="3.304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9" draw:layer="layout" svg:width="0.251cm" svg:height="0.047cm" svg:x="3.508cm" svg:y="2.194cm">
          <text:p text:style-name="P6"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draw:id="id6" draw:layer="layout" svg:width="0.218cm" svg:height="0.333cm" svg:x="4.895cm" svg:y="4.084cm"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3.536cm" svg:height="0.807cm" svg:x="4.895cm" svg:y="0.381cm">
          <text:p text:style-name="P2"><text:span text:style-name="T1">Parse argum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4.211cm" svg:height="0.807cm" svg:x="4.558cm" svg:y="1.615cm">
          <text:p text:style-name="P2"><text:span text:style-name="T1">Setup Grid Environ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3.536cm" svg:height="0.807cm" svg:x="4.895cm" svg:y="2.849cm">
          <text:p text:style-name="P2"><text:span text:style-name="T1">Create work di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3.536cm" svg:height="0.807cm" svg:x="4.895cm" svg:y="4.083cm">
          <text:p text:style-name="P2"><text:span text:style-name="T1">Initialize config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2.776cm" svg:height="1.016cm" svg:x="1.303cm" svg:y="0.794cm">
          <text:p text:style-name="P2"><text:span text:style-name="T1">Glidein</text:span></text:p>
          <text:p text:style-name="P2"><text:span text:style-name="T1">descrip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8" draw:layer="layout" svg:width="2.455cm" svg:height="1.016cm" svg:x="9.403cm" svg:y="0.694cm">
          <text:p text:style-name="P2"><text:span text:style-name="T1">Startup</text:span></text:p>
          <text:p text:style-name="P2"><text:span text:style-name="T1">directo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5" draw:layer="layout" svg:width="2.455cm" svg:height="1.016cm" svg:x="1.303cm" svg:y="2.194cm">
          <text:p text:style-name="P2"><text:span text:style-name="T1">Parameter</text:span></text:p>
          <text:p text:style-name="P2"><text:span text:style-name="T1">valu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11" draw:layer="layout" svg:width="2.455cm" svg:height="1.016cm" svg:x="9.503cm" svg:y="3.594cm">
          <text:p text:style-name="P2"><text:span text:style-name="T1">Entry</text:span></text:p>
          <text:p text:style-name="P2"><text:span text:style-name="T1">signa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10" draw:layer="layout" svg:width="2.455cm" svg:height="1.016cm" svg:x="9.504cm" svg:y="2.394cm">
          <text:p text:style-name="P2"><text:span text:style-name="T1">Global</text:span></text:p>
          <text:p text:style-name="P2"><text:span text:style-name="T1">signa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3" draw:layer="layout" draw:type="line" svg:x1="6.663cm" svg:y1="1.188cm" svg:x2="6.663cm" svg:y2="1.615cm" draw:start-shape="id1" draw:end-shape="id2" svg:d="m6663 1188v427">
          <text:p text:style-name="P6"/>
        </draw:connector>
        <draw:connector draw:style-name="gr4" draw:text-style-name="P3" draw:layer="layout" draw:type="line" svg:x1="6.663cm" svg:y1="2.422cm" svg:x2="6.663cm" svg:y2="2.849cm" draw:start-shape="id2" draw:start-glue-point="2" draw:end-shape="id3" svg:d="m6663 2422v427">
          <text:p text:style-name="P6"/>
        </draw:connector>
        <draw:connector draw:style-name="gr4" draw:text-style-name="P3" draw:layer="layout" draw:type="line" svg:x1="6.663cm" svg:y1="3.656cm" svg:x2="6.663cm" svg:y2="4.083cm" draw:start-shape="id3" draw:start-glue-point="2" draw:end-shape="id4" svg:d="m6663 3656v427">
          <text:p text:style-name="P6"/>
        </draw:connector>
        <draw:connector draw:style-name="gr5" draw:text-style-name="P3" draw:layer="layout" draw:type="line" svg:x1="3.507cm" svg:y1="2.701cm" svg:x2="4.895cm" svg:y2="4.25cm" draw:start-shape="id5" draw:start-glue-point="9" draw:end-shape="id6" draw:end-glue-point="3" svg:d="m3507 2701 1388 1549">
          <text:p text:style-name="P6"/>
        </draw:connector>
        <draw:connector draw:style-name="gr5" draw:text-style-name="P3" draw:layer="layout" draw:type="line" svg:x1="3.795cm" svg:y1="1.301cm" svg:x2="5.004cm" svg:y2="4.084cm" draw:start-shape="id7" draw:start-glue-point="9" draw:end-shape="id6" draw:end-glue-point="0" svg:d="m3795 1301 1209 2783">
          <text:p text:style-name="P6"/>
        </draw:connector>
        <draw:connector draw:style-name="gr5" draw:text-style-name="P3" draw:layer="layout" draw:type="line" svg:x1="10.379cm" svg:y1="1.708cm" svg:x2="8.431cm" svg:y2="3.252cm" draw:start-shape="id8" draw:start-glue-point="7" draw:end-shape="id3" svg:d="m10379 1708-1948 1544">
          <text:p text:style-name="P6"/>
        </draw:connector>
        <draw:connector draw:style-name="gr6" draw:text-style-name="P3" draw:layer="layout" draw:type="line" svg:x1="8.431cm" svg:y1="0.784cm" svg:x2="9.647cm" svg:y2="1.201cm" draw:start-shape="id1" draw:start-glue-point="1" draw:end-shape="id8" draw:end-glue-point="6" svg:d="m8431 784 1216 417">
          <text:p text:style-name="P6"/>
        </draw:connector>
        <draw:connector draw:style-name="gr6" draw:text-style-name="P3" draw:layer="layout" draw:type="line" svg:x1="4.895cm" svg:y1="0.784cm" svg:x2="3.795cm" svg:y2="1.301cm" draw:start-shape="id1" draw:start-glue-point="3" draw:end-shape="id7" draw:end-glue-point="9" svg:d="m4895 784-1100 517">
          <text:p text:style-name="P6"/>
        </draw:connector>
        <draw:connector draw:style-name="gr6" draw:text-style-name="P3" draw:id="id25" draw:layer="layout" draw:type="line" svg:x1="4.896cm" svg:y1="0.784cm" svg:x2="3.633cm" svg:y2="2.194cm" draw:end-shape="id9" draw:end-glue-point="5" svg:d="m4896 784-1263 1410">
          <text:p text:style-name="P6"/>
        </draw:connector>
        <draw:connector draw:style-name="gr6" draw:text-style-name="P3" draw:layer="layout" draw:type="line" svg:x1="8.431cm" svg:y1="0.784cm" svg:x2="9.748cm" svg:y2="2.901cm" draw:start-shape="id1" draw:start-glue-point="1" draw:end-shape="id10" draw:end-glue-point="6" svg:d="m8431 784 1317 2117">
          <text:p text:style-name="P6"/>
        </draw:connector>
        <draw:connector draw:style-name="gr6" draw:text-style-name="P3" draw:layer="layout" draw:type="line" svg:x1="8.431cm" svg:y1="0.784cm" svg:x2="9.747cm" svg:y2="4.101cm" draw:start-shape="id1" draw:start-glue-point="1" draw:end-shape="id11" draw:end-glue-point="6" svg:d="m8431 784 1316 3317">
          <text:p text:style-name="P6"/>
        </draw:connector>
        <draw:connector draw:style-name="gr5" draw:text-style-name="P3" draw:layer="layout" draw:type="line" svg:x1="10.479cm" svg:y1="4.608cm" svg:x2="8.452cm" svg:y2="5.382cm" draw:start-shape="id11" draw:start-glue-point="7" draw:end-shape="id12" draw:end-glue-point="0" svg:d="m10479 4608-2027 774">
          <text:p text:style-name="P6"/>
        </draw:connector>
        <draw:connector draw:style-name="gr5" draw:text-style-name="P3" draw:layer="layout" draw:type="line" svg:x1="9.732cm" svg:y1="3.41cm" svg:x2="8.252cm" svg:y2="5.383cm" draw:start-shape="id13" draw:start-glue-point="7" draw:end-shape="id14" draw:end-glue-point="0" svg:d="m9732 3410-1480 1973">
          <text:p text:style-name="P6"/>
        </draw:connector>
        <draw:custom-shape draw:style-name="gr2" draw:text-style-name="P1" draw:id="id29" draw:layer="layout" svg:width="2.577cm" svg:height="1.016cm" svg:x="1.004cm" svg:y="3.595cm">
          <text:p text:style-name="P2"><text:span text:style-name="T1">Web/Squid</text:span></text:p>
          <text:p text:style-name="P2"><text:span text:style-name="T1">UR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1.933cm" svg:height="1.415cm" svg:x="0.679cm" svg:y="7.6cm">
          <text:p text:style-name="P1">Global</text:p>
          <text:p text:style-name="P1">signature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line-skew="0.092cm" svg:x1="5.448cm" svg:y1="7.541cm" svg:x2="8.679cm" svg:y2="7.325cm" draw:start-shape="id15" draw:end-shape="id16" svg:d="m5448 7541v-624h3231v408">
          <text:p text:style-name="P6"/>
        </draw:connector>
        <draw:line draw:style-name="gr5" draw:text-style-name="P3" draw:layer="layout" svg:x1="10.795cm" svg:y1="7.029cm" svg:x2="9.299cm" svg:y2="7.678cm">
          <text:p text:style-name="P6"/>
        </draw:line>
        <draw:connector draw:style-name="gr4" draw:text-style-name="P3" draw:layer="layout" draw:type="line" svg:x1="6.663cm" svg:y1="4.89cm" svg:x2="6.663cm" svg:y2="5.375cm" draw:start-shape="id4" draw:start-glue-point="2" draw:end-shape="id17" draw:end-glue-point="0" svg:d="m6663 4890v485">
          <text:p text:style-name="P6"/>
        </draw:connector>
        <draw:custom-shape draw:style-name="gr1" draw:text-style-name="P1" draw:id="id50" draw:layer="layout" svg:width="1.933cm" svg:height="1.415cm" svg:x="0.792cm" svg:y="5.671cm">
          <text:p text:style-name="P1">Config 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5" draw:id="id16" draw:layer="layout" svg:width="2.387cm" svg:height="1.498cm" svg:x="7.486cm" svg:y="7.325cm">
          <text:p text:style-name="P4"><text:span text:style-name="T2">Foreach</text:span></text:p>
          <text:p text:style-name="P4"><text:span text:style-name="T2">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15" draw:layer="layout" svg:width="3.023cm" svg:height="1.067cm" svg:x="3.937cm" svg:y="7.541cm">
          <text:p text:style-name="P2"><text:span text:style-name="T1">Download and</text:span></text:p>
          <text:p text:style-name="P2"><text:span text:style-name="T1">process fil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486cm" svg:y1="8.074cm" svg:x2="6.96cm" svg:y2="8.074cm" draw:start-shape="id16" draw:end-shape="id15" svg:d="m7486 8074h-526">
          <text:p text:style-name="P6"/>
        </draw:connector>
        <draw:connector draw:style-name="gr4" draw:text-style-name="P3" draw:layer="layout" draw:line-skew="-0.115cm" svg:x1="8.695cm" svg:y1="6.553cm" svg:x2="9.873cm" svg:y2="8.073cm" draw:start-shape="id18" draw:start-glue-point="1" draw:end-shape="id16" draw:end-glue-point="7" svg:d="m8695 6553h1563v1520h-385">
          <text:p text:style-name="P6"/>
        </draw:connector>
        <draw:connector draw:style-name="gr4" draw:text-style-name="P3" draw:layer="layout" draw:line-skew="-2.548cm" svg:x1="8.679cm" svg:y1="8.823cm" svg:x2="9.873cm" svg:y2="10.373cm" draw:start-shape="id16" draw:start-glue-point="6" draw:end-shape="id19" draw:end-glue-point="7" svg:d="m8679 8823v253h1694v1297h-500">
          <text:p text:style-name="P6"/>
        </draw:connector>
        <draw:connector draw:style-name="gr4" draw:text-style-name="P3" draw:layer="layout" draw:line-skew="0.092cm" svg:x1="5.448cm" svg:y1="9.841cm" svg:x2="8.679cm" svg:y2="9.625cm" draw:start-shape="id20" draw:end-shape="id19" svg:d="m5448 9841v-624h3231v408">
          <text:p text:style-name="P6"/>
        </draw:connector>
        <draw:custom-shape draw:style-name="gr7" draw:text-style-name="P5" draw:id="id19" draw:layer="layout" svg:width="2.387cm" svg:height="1.498cm" svg:x="7.486cm" svg:y="9.625cm">
          <text:p text:style-name="P4"><text:span text:style-name="T2">Foreach</text:span></text:p>
          <text:p text:style-name="P4"><text:span text:style-name="T2">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20" draw:layer="layout" svg:width="3.023cm" svg:height="1.067cm" svg:x="3.937cm" svg:y="9.841cm">
          <text:p text:style-name="P2"><text:span text:style-name="T1">Download and</text:span></text:p>
          <text:p text:style-name="P2"><text:span text:style-name="T1">process fil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486cm" svg:y1="10.374cm" svg:x2="6.96cm" svg:y2="10.374cm" draw:start-shape="id19" draw:end-shape="id20" svg:d="m7486 10374h-526">
          <text:p text:style-name="P6"/>
        </draw:connector>
        <draw:connector draw:style-name="gr4" draw:text-style-name="P3" draw:layer="layout" draw:line-skew="0.092cm" svg:x1="5.448cm" svg:y1="12.241cm" svg:x2="8.694cm" svg:y2="12.025cm" draw:start-shape="id21" draw:end-shape="id22" svg:d="m5448 12241v-624h3246v408">
          <text:p text:style-name="P6"/>
        </draw:connector>
        <draw:custom-shape draw:style-name="gr7" draw:text-style-name="P5" draw:id="id22" draw:layer="layout" svg:width="2.387cm" svg:height="1.498cm" svg:x="7.501cm" svg:y="12.025cm">
          <text:p text:style-name="P4"><text:span text:style-name="T2">Foreach</text:span></text:p>
          <text:p text:style-name="P4"><text:span text:style-name="T2">f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id="id21" draw:layer="layout" svg:width="3.023cm" svg:height="1.067cm" svg:x="3.937cm" svg:y="12.241cm">
          <text:p text:style-name="P2"><text:span text:style-name="T1">Download and</text:span></text:p>
          <text:p text:style-name="P2"><text:span text:style-name="T1">process file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501cm" svg:y1="12.774cm" svg:x2="6.96cm" svg:y2="12.774cm" draw:start-shape="id22" draw:end-shape="id21" draw:end-glue-point="1" svg:d="m7501 12774h-541">
          <text:p text:style-name="P6"/>
        </draw:connector>
        <draw:connector draw:style-name="gr4" draw:text-style-name="P3" draw:layer="layout" draw:line-skew="-2.592cm" svg:x1="8.679cm" svg:y1="11.123cm" svg:x2="9.888cm" svg:y2="12.773cm" draw:start-shape="id19" draw:start-glue-point="6" draw:end-shape="id22" draw:end-glue-point="7" svg:d="m8679 11123v309h1709v1341h-500">
          <text:p text:style-name="P6"/>
        </draw:connector>
        <draw:custom-shape draw:style-name="gr1" draw:text-style-name="P1" draw:id="id47" draw:layer="layout" svg:width="1.466cm" svg:height="1.23cm" svg:x="10.805cm" svg:y="6.476cm">
          <text:p text:style-name="P1">Global</text:p>
          <text:p text:style-name="P1">file lis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1.466cm" svg:height="1.23cm" svg:x="10.805cm" svg:y="9.076cm">
          <text:p text:style-name="P1">Entry</text:p>
          <text:p text:style-name="P1">file lis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1.739cm" svg:height="1.311cm" svg:x="10.805cm" svg:y="11.376cm">
          <text:p text:style-name="P1">Post-entry</text:p>
          <text:p text:style-name="P1">file lis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" draw:text-style-name="P3" draw:layer="layout" svg:x1="10.795cm" svg:y1="11.731cm" svg:x2="9.299cm" svg:y2="12.38cm">
          <text:p text:style-name="P6"/>
        </draw:line>
        <draw:frame draw:style-name="gr8" draw:text-style-name="P7" draw:layer="layout" svg:width="1.543cm" svg:height="0.645cm" svg:x="8.832cm" svg:y="8.552cm">
          <draw:text-box>
            <text:p text:style-name="P6"><text:span text:style-name="T1">Finally</text:span></text:p>
          </draw:text-box>
        </draw:frame>
        <draw:frame draw:style-name="gr8" draw:text-style-name="P7" draw:layer="layout" svg:width="1.543cm" svg:height="0.645cm" svg:x="8.833cm" svg:y="10.953cm">
          <draw:text-box>
            <text:p text:style-name="P6"><text:span text:style-name="T1">Finally</text:span></text:p>
          </draw:text-box>
        </draw:frame>
        <draw:frame draw:style-name="gr8" draw:text-style-name="P7" draw:layer="layout" svg:width="1.543cm" svg:height="0.645cm" svg:x="8.634cm" svg:y="13.354cm">
          <draw:text-box>
            <text:p text:style-name="P6"><text:span text:style-name="T1">Finally</text:span></text:p>
          </draw:text-box>
        </draw:frame>
        <draw:custom-shape draw:style-name="gr3" draw:text-style-name="P1" draw:id="id23" draw:layer="layout" svg:width="4.092cm" svg:height="0.807cm" svg:x="6.648cm" svg:y="14.084cm">
          <text:p text:style-name="P2"><text:span text:style-name="T1">Config and start Cond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4" draw:layer="layout" svg:width="2.54cm" svg:height="0.813cm" svg:x="7.424cm" svg:y="15.382cm">
          <text:p text:style-name="P2"><text:span text:style-name="T1">Cleanu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694cm" svg:y1="14.891cm" svg:x2="8.694cm" svg:y2="15.382cm" draw:start-shape="id23" draw:start-glue-point="2" draw:end-shape="id24" draw:end-glue-point="0" svg:d="m8694 14891v491">
          <text:p text:style-name="P6"/>
        </draw:connector>
        <draw:connector draw:style-name="gr6" draw:text-style-name="P3" draw:layer="layout" draw:type="line" svg:x1="4.896cm" svg:y1="0.784cm" svg:x2="3.361cm" svg:y2="3.595cm" draw:start-shape="id25" draw:start-glue-point="2" draw:end-shape="id26" draw:end-glue-point="4" svg:d="m4896 784-1535 2811">
          <text:p text:style-name="P6"/>
        </draw:connector>
        <draw:connector draw:style-name="gr9" draw:text-style-name="P3" draw:layer="layout" draw:type="line" svg:x1="2.726cm" svg:y1="5.869cm" svg:x2="4.631cm" svg:y2="5.732cm" draw:start-shape="id27" draw:start-glue-point="7" draw:end-shape="id28" draw:end-glue-point="3" svg:d="m2726 5869 1905-137">
          <text:p text:style-name="P6"/>
        </draw:connector>
        <draw:connector draw:style-name="gr5" draw:text-style-name="P3" draw:layer="layout" draw:type="line" svg:x1="3.317cm" svg:y1="4.102cm" svg:x2="4.784cm" svg:y2="5.375cm" draw:start-shape="id29" draw:start-glue-point="9" draw:end-shape="id30" draw:end-glue-point="0" svg:d="m3317 4102 1467 1273">
          <text:p text:style-name="P6"/>
        </draw:connector>
        <draw:connector draw:style-name="gr9" draw:text-style-name="P3" draw:layer="layout" draw:line-skew="-0.383cm" svg:x1="4.631cm" svg:y1="6.231cm" svg:x2="2.611cm" svg:y2="7.786cm" draw:start-shape="id31" draw:start-glue-point="3" draw:end-shape="id32" draw:end-glue-point="7" svg:d="m4631 6231h-1392v1555h-628">
          <text:p text:style-name="P6"/>
        </draw:connector>
        <draw:connector draw:style-name="gr9" draw:text-style-name="P3" draw:layer="layout" draw:line-skew="-0.073cm" svg:x1="4.631cm" svg:y1="6.532cm" svg:x2="2.611cm" svg:y2="9.587cm" draw:start-shape="id33" draw:start-glue-point="3" draw:end-shape="id34" draw:end-glue-point="7" svg:d="m4631 6532h-1082v3055h-938">
          <text:p text:style-name="P6"/>
        </draw:connector>
        <draw:custom-shape draw:style-name="gr1" draw:text-style-name="P1" draw:layer="layout" svg:width="1.933cm" svg:height="1.415cm" svg:x="0.679cm" svg:y="9.401cm">
          <text:p text:style-name="P1">Entry</text:p>
          <text:p text:style-name="P1">signature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0" draw:text-style-name="P3" draw:layer="layout" draw:type="line" svg:x1="2.727cm" svg:y1="6.07cm" svg:x2="3.938cm" svg:y2="7.709cm" draw:start-shape="id35" draw:start-glue-point="7" draw:end-shape="id36" draw:end-glue-point="3" svg:d="m2727 6070 1211 1639">
          <text:p text:style-name="P6"/>
        </draw:connector>
        <draw:connector draw:style-name="gr9" draw:text-style-name="P3" draw:layer="layout" draw:type="line" svg:x1="2.612cm" svg:y1="8.087cm" svg:x2="3.937cm" svg:y2="8.074cm" draw:start-shape="id37" draw:start-glue-point="7" draw:end-shape="id15" draw:end-glue-point="3" svg:d="m2612 8087 1325-13">
          <text:p text:style-name="P6"/>
        </draw:connector>
        <draw:connector draw:style-name="gr9" draw:text-style-name="P3" draw:layer="layout" draw:type="line" svg:x1="2.615cm" svg:y1="8.489cm" svg:x2="3.938cm" svg:y2="12.401cm" draw:start-shape="id38" draw:end-shape="id39" svg:d="m2615 8489 1323 3912">
          <text:p text:style-name="P6"/>
        </draw:connector>
        <draw:connector draw:style-name="gr9" draw:text-style-name="P3" draw:layer="layout" draw:type="line" svg:x1="2.612cm" svg:y1="9.988cm" svg:x2="3.937cm" svg:y2="10.374cm" draw:start-shape="id40" draw:start-glue-point="7" draw:end-shape="id20" draw:end-glue-point="3" svg:d="m2612 9988 1325 386">
          <text:p text:style-name="P6"/>
        </draw:connector>
        <draw:connector draw:style-name="gr10" draw:text-style-name="P3" draw:layer="layout" draw:type="line" svg:x1="2.728cm" svg:y1="6.271cm" svg:x2="4.128cm" svg:y2="9.842cm" draw:start-shape="id41" draw:start-glue-point="7" draw:end-shape="id42" draw:end-glue-point="0" svg:d="m2728 6271 1400 3571">
          <text:p text:style-name="P6"/>
        </draw:connector>
        <draw:connector draw:style-name="gr10" draw:text-style-name="P3" draw:layer="layout" draw:type="line" svg:x1="2.501cm" svg:y1="6.802cm" svg:x2="4.106cm" svg:y2="12.242cm" draw:start-shape="id43" draw:start-glue-point="6" draw:end-shape="id39" draw:end-glue-point="0" svg:d="m2501 6802 1605 5440">
          <text:p text:style-name="P6"/>
        </draw:connector>
        <draw:connector draw:style-name="gr5" draw:text-style-name="P3" draw:layer="layout" draw:type="line" svg:x1="3.139cm" svg:y1="4.485cm" svg:x2="4.128cm" svg:y2="7.542cm" draw:start-shape="id44" draw:start-glue-point="9" draw:end-shape="id36" draw:end-glue-point="0" svg:d="m3139 4485 989 3057">
          <text:p text:style-name="P6"/>
        </draw:connector>
        <draw:connector draw:style-name="gr9" draw:text-style-name="P3" draw:layer="layout" draw:type="line" svg:x1="4.896cm" svg:y1="4.486cm" svg:x2="2.499cm" svg:y2="5.672cm" svg:d="m4896 4486-2397 1186">
          <text:p text:style-name="P6"/>
        </draw:connector>
        <draw:connector draw:style-name="gr9" draw:text-style-name="P3" draw:layer="layout" draw:type="curve" draw:line-skew="0.577cm" svg:x1="8.695cm" svg:y1="6.036cm" svg:x2="10.806cm" svg:y2="11.533cm" draw:start-shape="id17" draw:start-glue-point="1" draw:end-shape="id45" draw:end-glue-point="5" svg:d="m8695 6036c2449 0 1394 5497 2111 5497">
          <text:p text:style-name="P6"/>
        </draw:connector>
        <draw:custom-shape draw:style-name="gr3" draw:text-style-name="P1" draw:id="id46" draw:layer="layout" svg:width="0.299cm" svg:height="0.184cm" svg:x="8.396cm" svg:y="5.461cm">
          <text:p text:style-name="P6"/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8.695cm" svg:y1="5.553cm" svg:x2="11.537cm" svg:y2="6.476cm" draw:start-shape="id46" draw:start-glue-point="1" draw:end-shape="id47" draw:end-glue-point="4" svg:d="m8695 5553h2842v923">
          <text:p text:style-name="P6"/>
        </draw:connector>
        <draw:custom-shape draw:style-name="gr3" draw:text-style-name="P1" draw:id="id48" draw:layer="layout" svg:width="0.299cm" svg:height="0.184cm" svg:x="8.397cm" svg:y="5.661cm">
          <text:p text:style-name="P6"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draw:line-skew="0.607cm" svg:x1="8.696cm" svg:y1="5.753cm" svg:x2="10.805cm" svg:y2="9.208cm" draw:start-shape="id48" draw:start-glue-point="1" draw:end-shape="id49" draw:end-glue-point="5" svg:d="m8696 5753c2491 0 1437 3455 2109 3455">
          <text:p text:style-name="P6"/>
        </draw:connector>
        <draw:custom-shape draw:style-name="gr3" draw:text-style-name="P1" draw:id="id17" draw:layer="layout" svg:width="4.064cm" svg:height="1.322cm" svg:x="4.631cm" svg:y="5.375cm">
          <text:p text:style-name="P2"><text:span text:style-name="T1">Download signatures</text:span></text:p>
          <text:p text:style-name="P2"><text:span text:style-name="T1">and lists of helper f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9cm" svg:height="0.482cm" svg:x="4.25cm" svg:y="9.06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" draw:text-style-name="P3" draw:layer="layout" svg:x1="10.795cm" svg:y1="9.331cm" svg:x2="9.299cm" svg:y2="9.98cm">
          <text:p text:style-name="P6"/>
        </draw:line>
        <draw:line draw:style-name="gr9" draw:text-style-name="P3" draw:layer="layout" svg:x1="4.529cm" svg:y1="8.638cm" svg:x2="4.529cm" svg:y2="9.033cm">
          <text:p text:style-name="P6"/>
        </draw:line>
        <draw:custom-shape draw:style-name="gr1" draw:text-style-name="P1" draw:layer="layout" svg:width="0.59cm" svg:height="0.482cm" svg:x="4.25cm" svg:y="11.36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3" draw:layer="layout" svg:x1="4.529cm" svg:y1="10.938cm" svg:x2="4.529cm" svg:y2="11.333cm">
          <text:p text:style-name="P6"/>
        </draw:line>
        <draw:connector draw:style-name="gr4" draw:text-style-name="P3" draw:layer="layout" draw:type="line" svg:x1="8.694cm" svg:y1="13.523cm" svg:x2="8.694cm" svg:y2="14.084cm" draw:start-shape="id22" draw:start-glue-point="6" draw:end-shape="id23" draw:end-glue-point="0" svg:d="m8694 13523v561">
          <text:p text:style-name="P6"/>
        </draw:connector>
        <draw:connector draw:style-name="gr9" draw:text-style-name="P3" draw:layer="layout" draw:line-skew="0.09cm" svg:x1="0.792cm" svg:y1="6.378cm" svg:x2="6.648cm" svg:y2="14.487cm" draw:start-shape="id50" draw:start-glue-point="5" draw:end-shape="id23" draw:end-glue-point="3" svg:d="m792 6378h-411v8109h6267">
          <text:p text:style-name="P6"/>
        </draw:connector>
        <draw:connector draw:style-name="gr5" draw:text-style-name="P3" draw:layer="layout" draw:type="line" svg:x1="2.936cm" svg:y1="4.61cm" svg:x2="4.128cm" svg:y2="9.842cm" draw:start-shape="id44" draw:start-glue-point="8" draw:end-shape="id42" draw:end-glue-point="0" svg:d="m2936 4610 1192 5232">
          <text:p text:style-name="P6"/>
        </draw:connector>
        <draw:connector draw:style-name="gr5" draw:text-style-name="P3" draw:layer="layout" draw:type="line" svg:x1="2.736cm" svg:y1="4.611cm" svg:x2="4.106cm" svg:y2="12.242cm" draw:start-shape="id51" draw:start-glue-point="8" draw:end-shape="id39" draw:end-glue-point="0" svg:d="m2736 4611 1370 7631">
          <text:p text:style-name="P6"/>
        </draw:connector>
        <draw:custom-shape draw:style-name="gr1" draw:text-style-name="P1" draw:layer="layout" svg:width="0.59cm" svg:height="0.482cm" svg:x="4.25cm" svg:y="13.76cm">
          <text:p text:style-name="P6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3" draw:layer="layout" svg:x1="4.529cm" svg:y1="13.338cm" svg:x2="4.529cm" svg:y2="13.733cm">
          <text:p text:style-name="P6"/>
        </draw:line>
        <draw:line draw:style-name="gr9" draw:text-style-name="P3" draw:layer="layout" svg:x1="4.911cm" svg:y1="13.964cm" svg:x2="6.561cm" svg:y2="14.312cm">
          <text:p text:style-name="P6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29cm" fo:page-height="16.58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8T12:09:24</meta:creation-date>
    <dc:creator>Igor Sfiligoi</dc:creator>
    <dc:date>2008-10-08T16:09:49</dc:date>
    <meta:editing-cycles>7</meta:editing-cycles>
    <meta:editing-duration>PT3H45M25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